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3AC0000015F5E6314C8.png" manifest:media-type="image/png"/>
  <manifest:file-entry manifest:full-path="Pictures/10000201000001B9000001213FB27A05.png" manifest:media-type="image/png"/>
  <manifest:file-entry manifest:full-path="Pictures/10000000000000780000007849034F83.png" manifest:media-type="image/png"/>
  <manifest:file-entry manifest:full-path="Pictures/10000000000000E1000000E1BCE198B9.png" manifest:media-type="image/png"/>
  <manifest:file-entry manifest:full-path="Pictures/1000020100000131000001B2673B88EC.png" manifest:media-type="image/png"/>
  <manifest:file-entry manifest:full-path="Pictures/10000201000001540000011812584913.png" manifest:media-type="image/png"/>
  <manifest:file-entry manifest:full-path="Pictures/10000201000000A3000001653FB9EB78.png" manifest:media-type="image/png"/>
  <manifest:file-entry manifest:full-path="Pictures/100002010000025000000260BBCB049D.png" manifest:media-type="image/png"/>
  <manifest:file-entry manifest:full-path="Pictures/100000000000016F00000089DED6F12B.png" manifest:media-type="image/png"/>
  <manifest:file-entry manifest:full-path="Pictures/10000000000000FB000000C9096F39FE.png" manifest:media-type="image/png"/>
  <manifest:file-entry manifest:full-path="Pictures/10000201000001BA000001BA869E96F0.png" manifest:media-type="image/png"/>
  <manifest:file-entry manifest:full-path="Pictures/100000000000004D000000FC7A2A754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bottom" draw:fit-to-contour="false" fo:padding-top="0cm" fo:padding-bottom="-0.1cm" fo:padding-left="0cm" fo:padding-right="0cm"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Object_20_with_20_no_20_fill_20_and_20_no_20_line">
      <style:graphic-properties draw:textarea-vertical-align="bottom" fo:padding-bottom="-0.6cm"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bottom" fo:padding-top="0cm" fo:padding-bottom="-0.6cm" fo:padding-left="0cm" fo:padding-right="0cm"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bottom" fo:padding-top="0cm" fo:padding-bottom="-0.3cm" fo:padding-left="0cm" fo:padding-right="0cm"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horizontal-align="center" draw:textarea-vertical-align="bottom" draw:fit-to-contour="false" fo:padding-top="0cm" fo:padding-bottom="-0.3cm" fo:padding-left="0cm" fo:padding-right="0cm"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textarea-vertical-align="bottom" fo:padding-top="0cm" fo:padding-bottom="-0.3cm" fo:padding-left="0cm" fo:padding-right="0cm" draw:color-mode="standard" draw:luminance="0%" draw:contrast="0%" draw:gamma="100%" draw:red="0%" draw:green="0%" draw:blue="0%" fo:clip="rect(0cm, 0cm, 0cm, 0cm)" draw:image-opacity="100%" style:mirror="none"/>
    </style:style>
    <style:style style:name="gr13" style:family="graphic" style:parent-style-name="objectwithoutfill">
      <style:graphic-properties draw:stroke="dash" draw:stroke-dash="Ultrafine_20_Dashed" svg:stroke-width="0.1cm" svg:stroke-color="#008080" draw:fill="none" draw:textarea-vertical-align="middle" fo:padding-top="0.175cm" fo:padding-bottom="0.175cm" fo:padding-left="0.3cm" fo:padding-right="0.3cm"/>
    </style:style>
    <style:style style:name="gr14" style:family="graphic" style:parent-style-name="objectwithoutfill">
      <style:graphic-properties svg:stroke-width="0.1cm" svg:stroke-color="#e6e6e6" draw:fill="none" draw:textarea-vertical-align="middle" fo:padding-top="0.175cm" fo:padding-bottom="0.175cm" fo:padding-left="0.3cm" fo:padding-right="0.3cm"/>
    </style:style>
    <style:style style:name="gr15" style:family="graphic" style:parent-style-name="objectwithoutfill">
      <style:graphic-properties svg:stroke-width="0cm" svg:stroke-color="#000000" draw:fill="none" draw:textarea-vertical-align="middle"/>
    </style:style>
    <style:style style:name="gr16" style:family="graphic" style:parent-style-name="objectwithoutfill">
      <style:graphic-properties draw:stroke="dash" draw:stroke-dash="Fine_20_Dashed" svg:stroke-width="0.1cm" svg:stroke-color="#e6e6ff" draw:fill="none" draw:textarea-vertical-align="middle" fo:padding-top="0.175cm" fo:padding-bottom="0.175cm" fo:padding-left="0.3cm" fo:padding-right="0.3cm"/>
    </style:style>
    <style:style style:name="gr17" style:family="graphic" style:parent-style-name="standard">
      <style:graphic-properties draw:stroke="none" draw:fill="none" draw:textarea-horizontal-align="center" draw:textarea-vertical-align="bottom" fo:padding-top="0cm" fo:padding-bottom="-0.635cm" fo:padding-left="0cm" fo:padding-right="0cm"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textarea-vertical-align="bottom" fo:padding-top="1.778cm"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svg:stroke-width="0.152cm" svg:stroke-color="#e6e6e6" draw:marker-start-width="0.427cm" draw:marker-end-width="0.427cm" draw:textarea-vertical-align="bottom" fo:padding-top="1.778cm" draw:color-mode="standard" draw:luminance="0%" draw:contrast="0%" draw:gamma="100%" draw:red="0%" draw:green="0%" draw:blue="0%" fo:clip="rect(0cm, 0cm, 0cm, 0cm)" draw:image-opacity="100%" style:mirror="none"/>
    </style:style>
    <style:style style:name="gr20" style:family="graphic" style:parent-style-name="objectwithoutfill">
      <style:graphic-properties svg:stroke-width="0.152cm" svg:stroke-color="#e6e6e6" draw:marker-start-width="0.427cm" draw:marker-end="Arrow" draw:marker-end-width="0.427cm" draw:fill="none" draw:textarea-vertical-align="middle" fo:padding-top="0.2cm" fo:padding-bottom="0.2cm" fo:padding-left="0.325cm" fo:padding-right="0.325cm"/>
    </style:style>
    <style:style style:name="gr21" style:family="graphic" style:parent-style-name="objectwithoutfill">
      <style:graphic-properties svg:stroke-width="0.152cm" svg:stroke-color="#e6e6e6" draw:marker-start="Arrow" draw:marker-start-width="0.427cm" draw:marker-end="" draw:marker-end-width="0.427cm" draw:fill="none" draw:textarea-vertical-align="middle" fo:padding-top="0.2cm" fo:padding-bottom="0.2cm" fo:padding-left="0.325cm" fo:padding-right="0.325cm"/>
    </style:style>
    <style:style style:name="gr22" style:family="graphic" style:parent-style-name="objectwithoutfill">
      <style:graphic-properties svg:stroke-width="0.152cm" svg:stroke-color="#e6e6e6" draw:marker-start-width="0.427cm" draw:marker-end="Arrow" draw:marker-end-width="0.527cm" draw:fill="none"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text-align="center"/>
      <style:text-properties fo:font-size="6pt" style:font-size-asian="6pt" style:font-size-complex="6pt"/>
    </style:style>
    <style:style style:name="P3" style:family="paragraph">
      <style:paragraph-properties fo:text-align="center"/>
      <style:text-properties fo:font-size="8pt" style:font-size-asian="8pt" style:font-size-complex="8pt"/>
    </style:style>
    <style:style style:name="T1" style:family="text">
      <style:text-properties fo:font-size="6pt" style:font-size-asian="6pt" style:font-size-complex="6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92cm" svg:height="3cm" svg:x="22.4cm" svg:y="3.5cm">
          <draw:image xlink:href="Pictures/100000000000004D000000FC7A2A7549.png" xlink:type="simple" xlink:show="embed" xlink:actuate="onLoad">
            <text:p/>
          </draw:image>
        </draw:frame>
        <draw:frame draw:style-name="gr2" draw:text-style-name="P1" draw:layer="layout" svg:width="0.92cm" svg:height="3cm" svg:x="25.5cm" svg:y="3.5cm">
          <draw:image xlink:href="Pictures/100000000000004D000000FC7A2A7549.png" xlink:type="simple" xlink:show="embed" xlink:actuate="onLoad">
            <text:p/>
          </draw:image>
        </draw:frame>
        <draw:frame draw:style-name="gr3" draw:text-style-name="P1" draw:layer="layout" svg:width="6.2cm" svg:height="5.9cm" svg:x="7.4cm" svg:y="9.4cm">
          <draw:image xlink:href="Pictures/10000000000000FB000000C9096F39FE.png" xlink:type="simple" xlink:show="embed" xlink:actuate="onLoad">
            <text:p text:style-name="P1">Internet</text:p>
          </draw:image>
        </draw:frame>
        <draw:frame draw:style-name="gr4" draw:text-style-name="P2" draw:layer="layout" svg:width="1cm" svg:height="1cm" svg:x="21.2cm" svg:y="11.6cm">
          <draw:image xlink:href="Pictures/10000201000001BA000001BA869E96F0.png" xlink:type="simple" xlink:show="embed" xlink:actuate="onLoad">
            <text:p text:style-name="P1"><text:span text:style-name="T1">MQTT_to_sql_02000300</text:span></text:p>
          </draw:image>
        </draw:frame>
        <draw:g>
          <draw:custom-shape draw:style-name="gr5" draw:text-style-name="P1" draw:layer="layout" svg:width="1.2cm" svg:height="0.2cm" svg:x="19.7cm" svg:y="9.8cm">
            <text:p/>
            <draw:enhanced-geometry svg:viewBox="0 0 21600 21600" draw:type="rectangle" draw:enhanced-path="M 0 0 L 21600 0 21600 21600 0 21600 0 0 Z N"/>
          </draw:custom-shape>
          <draw:custom-shape draw:style-name="gr6" draw:text-style-name="P2" draw:layer="layout" svg:width="0.4cm" svg:height="0.2cm" svg:x="19.7cm" svg:y="9.8cm">
            <text:p text:style-name="P1"><text:span text:style-name="T1">PUB</text:span></text:p>
            <draw:enhanced-geometry svg:viewBox="0 0 21600 21600" draw:type="rectangle" draw:enhanced-path="M 0 0 L 21600 0 21600 21600 0 21600 0 0 Z N"/>
          </draw:custom-shape>
          <draw:custom-shape draw:style-name="gr5" draw:text-style-name="P1" draw:layer="layout" svg:width="1.2cm" svg:height="0.2cm" svg:x="19.7cm" svg:y="10.2cm">
            <text:p/>
            <draw:enhanced-geometry svg:viewBox="0 0 21600 21600" draw:mirror-horizontal="true" draw:type="rectangle" draw:enhanced-path="M 0 0 L 21600 0 21600 21600 0 21600 0 0 Z N"/>
          </draw:custom-shape>
          <draw:custom-shape draw:style-name="gr6" draw:text-style-name="P2" draw:layer="layout" svg:width="0.4cm" svg:height="0.2cm" svg:x="20.5cm" svg:y="10.2cm">
            <text:p text:style-name="P1"><text:span text:style-name="T1">SUB</text:span></text:p>
            <draw:enhanced-geometry svg:viewBox="0 0 21600 21600" draw:mirror-horizontal="true" draw:type="rectangle" draw:enhanced-path="M 0 0 L 21600 0 21600 21600 0 21600 0 0 Z N"/>
          </draw:custom-shape>
          <draw:line draw:style-name="gr7" draw:text-style-name="P1" draw:layer="layout" svg:x1="19.4cm" svg:y1="10.1cm" svg:x2="19.7cm" svg:y2="9.9cm">
            <text:p/>
          </draw:line>
          <draw:line draw:style-name="gr7" draw:text-style-name="P1" draw:layer="layout" svg:x1="19.4cm" svg:y1="10.1cm" svg:x2="19.7cm" svg:y2="10.3cm">
            <text:p/>
          </draw:line>
          <draw:line draw:style-name="gr7" draw:text-style-name="P1" draw:layer="layout" svg:x1="20.9cm" svg:y1="9.9cm" svg:x2="21.2cm" svg:y2="10.1cm">
            <text:p/>
          </draw:line>
          <draw:line draw:style-name="gr7" draw:text-style-name="P1" draw:layer="layout" svg:x1="21.2cm" svg:y1="10.1cm" svg:x2="20.9cm" svg:y2="10.3cm">
            <text:p/>
          </draw:line>
        </draw:g>
        <draw:frame draw:style-name="gr3" draw:text-style-name="P3" draw:layer="layout" svg:width="2cm" svg:height="2.05cm" svg:x="17cm" svg:y="10.4cm">
          <draw:image xlink:href="Pictures/100002010000025000000260BBCB049D.png" xlink:type="simple" xlink:show="embed" xlink:actuate="onLoad">
            <text:p text:style-name="P1"><text:span text:style-name="T2">Broker</text:span></text:p>
            <text:p text:style-name="P1"><text:span text:style-name="T2">MQTT</text:span></text:p>
          </draw:image>
        </draw:frame>
        <draw:frame draw:style-name="gr8" draw:text-style-name="P3" draw:layer="layout" svg:width="1cm" svg:height="2.19cm" svg:x="16.5cm" svg:y="4.91cm">
          <draw:image xlink:href="Pictures/10000201000000A3000001653FB9EB78.png" xlink:type="simple" xlink:show="embed" xlink:actuate="onLoad">
            <text:p text:style-name="P1"><text:span text:style-name="T2">things.bluewind.it</text:span></text:p>
            <text:p text:style-name="P1"><text:span text:style-name="T2">192.168.11.10</text:span></text:p>
          </draw:image>
        </draw:frame>
        <draw:frame draw:style-name="gr9" draw:text-style-name="P3" draw:layer="layout" svg:width="2cm" svg:height="1.65cm" svg:x="3.5cm" svg:y="7cm">
          <draw:image xlink:href="Pictures/10000201000001540000011812584913.png" xlink:type="simple" xlink:show="embed" xlink:actuate="onLoad">
            <text:p text:style-name="P1"><text:span text:style-name="T2">Greenwich Legacy</text:span></text:p>
            <text:p text:style-name="P1"><text:span text:style-name="T2">GW001</text:span></text:p>
          </draw:image>
        </draw:frame>
        <draw:frame draw:style-name="gr2" draw:text-style-name="P1" draw:layer="layout" svg:width="1cm" svg:height="1.42cm" svg:x="23.7cm" svg:y="9.88cm">
          <draw:image xlink:href="Pictures/1000020100000131000001B2673B88EC.png" xlink:type="simple" xlink:show="embed" xlink:actuate="onLoad">
            <text:p/>
          </draw:image>
        </draw:frame>
        <draw:frame draw:style-name="gr2" draw:text-style-name="P1" draw:layer="layout" svg:width="1cm" svg:height="1.42cm" svg:x="24cm" svg:y="10.38cm">
          <draw:image xlink:href="Pictures/1000020100000131000001B2673B88EC.png" xlink:type="simple" xlink:show="embed" xlink:actuate="onLoad">
            <text:p/>
          </draw:image>
        </draw:frame>
        <draw:g>
          <draw:custom-shape draw:style-name="gr5" draw:text-style-name="P1" draw:layer="layout" svg:width="1.2cm" svg:height="0.2cm" svg:x="19.7cm" svg:y="11.8cm">
            <text:p/>
            <draw:enhanced-geometry svg:viewBox="0 0 21600 21600" draw:type="rectangle" draw:enhanced-path="M 0 0 L 21600 0 21600 21600 0 21600 0 0 Z N"/>
          </draw:custom-shape>
          <draw:custom-shape draw:style-name="gr6" draw:text-style-name="P2" draw:layer="layout" svg:width="0.4cm" svg:height="0.2cm" svg:x="19.7cm" svg:y="11.8cm">
            <text:p text:style-name="P1"><text:span text:style-name="T1">PUB</text:span></text:p>
            <draw:enhanced-geometry svg:viewBox="0 0 21600 21600" draw:type="rectangle" draw:enhanced-path="M 0 0 L 21600 0 21600 21600 0 21600 0 0 Z N"/>
          </draw:custom-shape>
          <draw:custom-shape draw:style-name="gr5" draw:text-style-name="P1" draw:layer="layout" svg:width="1.2cm" svg:height="0.2cm" svg:x="19.7cm" svg:y="12.2cm">
            <text:p/>
            <draw:enhanced-geometry svg:viewBox="0 0 21600 21600" draw:mirror-horizontal="true" draw:type="rectangle" draw:enhanced-path="M 0 0 L 21600 0 21600 21600 0 21600 0 0 Z N"/>
          </draw:custom-shape>
          <draw:custom-shape draw:style-name="gr6" draw:text-style-name="P2" draw:layer="layout" svg:width="0.4cm" svg:height="0.2cm" svg:x="20.5cm" svg:y="12.2cm">
            <text:p text:style-name="P1"><text:span text:style-name="T1">SUB</text:span></text:p>
            <draw:enhanced-geometry svg:viewBox="0 0 21600 21600" draw:mirror-horizontal="true" draw:type="rectangle" draw:enhanced-path="M 0 0 L 21600 0 21600 21600 0 21600 0 0 Z N"/>
          </draw:custom-shape>
          <draw:line draw:style-name="gr7" draw:text-style-name="P1" draw:layer="layout" svg:x1="19.4cm" svg:y1="12.1cm" svg:x2="19.7cm" svg:y2="11.9cm">
            <text:p/>
          </draw:line>
          <draw:line draw:style-name="gr7" draw:text-style-name="P1" draw:layer="layout" svg:x1="19.4cm" svg:y1="12.1cm" svg:x2="19.7cm" svg:y2="12.3cm">
            <text:p/>
          </draw:line>
          <draw:line draw:style-name="gr7" draw:text-style-name="P1" draw:layer="layout" svg:x1="20.9cm" svg:y1="11.9cm" svg:x2="21.2cm" svg:y2="12.1cm">
            <text:p/>
          </draw:line>
          <draw:line draw:style-name="gr7" draw:text-style-name="P1" draw:layer="layout" svg:x1="21.2cm" svg:y1="12.1cm" svg:x2="20.9cm" svg:y2="12.3cm">
            <text:p/>
          </draw:line>
        </draw:g>
        <draw:g>
          <draw:custom-shape draw:style-name="gr5" draw:text-style-name="P1" draw:layer="layout" svg:width="1.2cm" svg:height="0.2cm" svg:x="19.7cm" svg:y="13.8cm">
            <text:p/>
            <draw:enhanced-geometry svg:viewBox="0 0 21600 21600" draw:type="rectangle" draw:enhanced-path="M 0 0 L 21600 0 21600 21600 0 21600 0 0 Z N"/>
          </draw:custom-shape>
          <draw:custom-shape draw:style-name="gr6" draw:text-style-name="P2" draw:layer="layout" svg:width="0.4cm" svg:height="0.2cm" svg:x="19.7cm" svg:y="13.8cm">
            <text:p text:style-name="P1"><text:span text:style-name="T1">PUB</text:span></text:p>
            <draw:enhanced-geometry svg:viewBox="0 0 21600 21600" draw:type="rectangle" draw:enhanced-path="M 0 0 L 21600 0 21600 21600 0 21600 0 0 Z N"/>
          </draw:custom-shape>
          <draw:custom-shape draw:style-name="gr5" draw:text-style-name="P1" draw:layer="layout" svg:width="1.2cm" svg:height="0.2cm" svg:x="19.7cm" svg:y="14.2cm">
            <text:p/>
            <draw:enhanced-geometry svg:viewBox="0 0 21600 21600" draw:mirror-horizontal="true" draw:type="rectangle" draw:enhanced-path="M 0 0 L 21600 0 21600 21600 0 21600 0 0 Z N"/>
          </draw:custom-shape>
          <draw:custom-shape draw:style-name="gr6" draw:text-style-name="P2" draw:layer="layout" svg:width="0.4cm" svg:height="0.2cm" svg:x="20.5cm" svg:y="14.2cm">
            <text:p text:style-name="P1"><text:span text:style-name="T1">SUB</text:span></text:p>
            <draw:enhanced-geometry svg:viewBox="0 0 21600 21600" draw:mirror-horizontal="true" draw:type="rectangle" draw:enhanced-path="M 0 0 L 21600 0 21600 21600 0 21600 0 0 Z N"/>
          </draw:custom-shape>
          <draw:line draw:style-name="gr7" draw:text-style-name="P1" draw:layer="layout" svg:x1="19.4cm" svg:y1="14.1cm" svg:x2="19.7cm" svg:y2="13.9cm">
            <text:p/>
          </draw:line>
          <draw:line draw:style-name="gr7" draw:text-style-name="P1" draw:layer="layout" svg:x1="19.4cm" svg:y1="14.1cm" svg:x2="19.7cm" svg:y2="14.3cm">
            <text:p/>
          </draw:line>
          <draw:line draw:style-name="gr7" draw:text-style-name="P1" draw:layer="layout" svg:x1="20.9cm" svg:y1="13.9cm" svg:x2="21.2cm" svg:y2="14.1cm">
            <text:p/>
          </draw:line>
          <draw:line draw:style-name="gr7" draw:text-style-name="P1" draw:layer="layout" svg:x1="21.2cm" svg:y1="14.1cm" svg:x2="20.9cm" svg:y2="14.3cm">
            <text:p/>
          </draw:line>
        </draw:g>
        <draw:frame draw:style-name="gr4" draw:text-style-name="P2" draw:layer="layout" svg:width="1cm" svg:height="1cm" svg:x="21.2cm" svg:y="13.6cm">
          <draw:image xlink:href="Pictures/10000201000001BA000001BA869E96F0.png" xlink:type="simple" xlink:show="embed" xlink:actuate="onLoad">
            <text:p text:style-name="P1"><text:span text:style-name="T1">MQTT_to_twitter</text:span></text:p>
          </draw:image>
        </draw:frame>
        <draw:frame draw:style-name="gr4" draw:text-style-name="P2" draw:layer="layout" svg:width="1cm" svg:height="1cm" svg:x="21.2cm" svg:y="9.6cm">
          <draw:image xlink:href="Pictures/10000201000001BA000001BA869E96F0.png" xlink:type="simple" xlink:show="embed" xlink:actuate="onLoad">
            <text:p text:style-name="P1"><text:span text:style-name="T1">MQTT_to_sql</text:span></text:p>
          </draw:image>
        </draw:frame>
        <draw:frame draw:style-name="gr2" draw:text-style-name="P1" draw:layer="layout" svg:width="0.8cm" svg:height="0.8cm" svg:x="22cm" svg:y="13.5cm">
          <draw:image xlink:href="Pictures/10000000000000E1000000E1BCE198B9.png" xlink:type="simple" xlink:show="embed" xlink:actuate="onLoad">
            <text:p/>
          </draw:image>
        </draw:frame>
        <draw:frame draw:style-name="gr10" draw:text-style-name="P3" draw:layer="layout" svg:width="1cm" svg:height="1.42cm" svg:x="24.4cm" svg:y="10.88cm">
          <draw:image xlink:href="Pictures/1000020100000131000001B2673B88EC.png" xlink:type="simple" xlink:show="embed" xlink:actuate="onLoad">
            <text:p text:style-name="P1"><text:span text:style-name="T2">MySQL</text:span></text:p>
          </draw:image>
        </draw:frame>
        <draw:g>
          <draw:custom-shape draw:style-name="gr5" draw:text-style-name="P1" draw:layer="layout" svg:width="1.2cm" svg:height="0.2cm" svg:x="19.699cm" svg:y="7.8cm">
            <text:p/>
            <draw:enhanced-geometry svg:viewBox="0 0 21600 21600" draw:type="rectangle" draw:enhanced-path="M 0 0 L 21600 0 21600 21600 0 21600 0 0 Z N"/>
          </draw:custom-shape>
          <draw:custom-shape draw:style-name="gr6" draw:text-style-name="P2" draw:layer="layout" svg:width="0.4cm" svg:height="0.2cm" svg:x="19.699cm" svg:y="7.8cm">
            <text:p text:style-name="P1"><text:span text:style-name="T1">PUB</text:span></text:p>
            <draw:enhanced-geometry svg:viewBox="0 0 21600 21600" draw:type="rectangle" draw:enhanced-path="M 0 0 L 21600 0 21600 21600 0 21600 0 0 Z N"/>
          </draw:custom-shape>
          <draw:custom-shape draw:style-name="gr5" draw:text-style-name="P1" draw:layer="layout" svg:width="1.2cm" svg:height="0.2cm" svg:x="19.699cm" svg:y="8.2cm">
            <text:p/>
            <draw:enhanced-geometry svg:viewBox="0 0 21600 21600" draw:mirror-horizontal="true" draw:type="rectangle" draw:enhanced-path="M 0 0 L 21600 0 21600 21600 0 21600 0 0 Z N"/>
          </draw:custom-shape>
          <draw:custom-shape draw:style-name="gr6" draw:text-style-name="P2" draw:layer="layout" svg:width="0.4cm" svg:height="0.2cm" svg:x="20.499cm" svg:y="8.2cm">
            <text:p text:style-name="P1"><text:span text:style-name="T1">SUB</text:span></text:p>
            <draw:enhanced-geometry svg:viewBox="0 0 21600 21600" draw:mirror-horizontal="true" draw:type="rectangle" draw:enhanced-path="M 0 0 L 21600 0 21600 21600 0 21600 0 0 Z N"/>
          </draw:custom-shape>
          <draw:line draw:style-name="gr7" draw:text-style-name="P1" draw:layer="layout" svg:x1="19.399cm" svg:y1="8.1cm" svg:x2="19.699cm" svg:y2="7.9cm">
            <text:p/>
          </draw:line>
          <draw:line draw:style-name="gr7" draw:text-style-name="P1" draw:layer="layout" svg:x1="19.399cm" svg:y1="8.1cm" svg:x2="19.699cm" svg:y2="8.3cm">
            <text:p/>
          </draw:line>
          <draw:line draw:style-name="gr7" draw:text-style-name="P1" draw:layer="layout" svg:x1="20.899cm" svg:y1="7.9cm" svg:x2="21.199cm" svg:y2="8.1cm">
            <text:p/>
          </draw:line>
          <draw:line draw:style-name="gr7" draw:text-style-name="P1" draw:layer="layout" svg:x1="21.199cm" svg:y1="8.1cm" svg:x2="20.899cm" svg:y2="8.3cm">
            <text:p/>
          </draw:line>
        </draw:g>
        <draw:frame draw:style-name="gr4" draw:text-style-name="P2" draw:layer="layout" svg:width="1cm" svg:height="1cm" svg:x="21.199cm" svg:y="7.6cm">
          <draw:image xlink:href="Pictures/10000201000001BA000001BA869E96F0.png" xlink:type="simple" xlink:show="embed" xlink:actuate="onLoad">
            <text:p text:style-name="P1"><text:span text:style-name="T1">MQTT_republish</text:span></text:p>
          </draw:image>
        </draw:frame>
        <draw:frame draw:style-name="gr9" draw:text-style-name="P3" draw:layer="layout" svg:width="2cm" svg:height="1.65cm" svg:x="3.268cm" svg:y="11.1cm">
          <draw:image xlink:href="Pictures/10000201000001540000011812584913.png" xlink:type="simple" xlink:show="embed" xlink:actuate="onLoad">
            <text:p text:style-name="P1"><text:span text:style-name="T2">Greenwich MQTT</text:span></text:p>
            <text:p text:style-name="P1"><text:span text:style-name="T2">02000300</text:span></text:p>
          </draw:image>
        </draw:frame>
        <draw:frame draw:style-name="gr9" draw:text-style-name="P3" draw:layer="layout" svg:width="2cm" svg:height="1.65cm" svg:x="3.268cm" svg:y="15.3cm">
          <draw:image xlink:href="Pictures/10000201000001540000011812584913.png" xlink:type="simple" xlink:show="embed" xlink:actuate="onLoad">
            <text:p text:style-name="P1"><text:span text:style-name="T2">Device</text:span></text:p>
            <text:p text:style-name="P1"><text:span text:style-name="T2">01000100</text:span></text:p>
          </draw:image>
        </draw:frame>
        <draw:g>
          <draw:custom-shape draw:style-name="gr5" draw:text-style-name="P1" draw:layer="layout" svg:width="1.2cm" svg:height="0.2cm" svg:x="15.2cm" svg:y="10.5cm">
            <text:p/>
            <draw:enhanced-geometry svg:viewBox="0 0 21600 21600" draw:type="rectangle" draw:enhanced-path="M 0 0 L 21600 0 21600 21600 0 21600 0 0 Z N"/>
          </draw:custom-shape>
          <draw:custom-shape draw:style-name="gr6" draw:text-style-name="P2" draw:layer="layout" svg:width="0.4cm" svg:height="0.2cm" svg:x="15.2cm" svg:y="10.5cm">
            <text:p text:style-name="P1"><text:span text:style-name="T1">PUB</text:span></text:p>
            <draw:enhanced-geometry svg:viewBox="0 0 21600 21600" draw:type="rectangle" draw:enhanced-path="M 0 0 L 21600 0 21600 21600 0 21600 0 0 Z N"/>
          </draw:custom-shape>
          <draw:custom-shape draw:style-name="gr5" draw:text-style-name="P1" draw:layer="layout" svg:width="1.2cm" svg:height="0.2cm" svg:x="15.2cm" svg:y="10.9cm">
            <text:p/>
            <draw:enhanced-geometry svg:viewBox="0 0 21600 21600" draw:mirror-horizontal="true" draw:type="rectangle" draw:enhanced-path="M 0 0 L 21600 0 21600 21600 0 21600 0 0 Z N"/>
          </draw:custom-shape>
          <draw:custom-shape draw:style-name="gr6" draw:text-style-name="P2" draw:layer="layout" svg:width="0.4cm" svg:height="0.2cm" svg:x="16cm" svg:y="10.9cm">
            <text:p text:style-name="P1"><text:span text:style-name="T1">SUB</text:span></text:p>
            <draw:enhanced-geometry svg:viewBox="0 0 21600 21600" draw:mirror-horizontal="true" draw:type="rectangle" draw:enhanced-path="M 0 0 L 21600 0 21600 21600 0 21600 0 0 Z N"/>
          </draw:custom-shape>
          <draw:line draw:style-name="gr7" draw:text-style-name="P1" draw:layer="layout" svg:x1="14.9cm" svg:y1="10.8cm" svg:x2="15.2cm" svg:y2="10.6cm">
            <text:p/>
          </draw:line>
          <draw:line draw:style-name="gr7" draw:text-style-name="P1" draw:layer="layout" svg:x1="14.9cm" svg:y1="10.8cm" svg:x2="15.2cm" svg:y2="11cm">
            <text:p/>
          </draw:line>
          <draw:line draw:style-name="gr7" draw:text-style-name="P1" draw:layer="layout" svg:x1="16.4cm" svg:y1="10.6cm" svg:x2="16.7cm" svg:y2="10.8cm">
            <text:p/>
          </draw:line>
          <draw:line draw:style-name="gr7" draw:text-style-name="P1" draw:layer="layout" svg:x1="16.7cm" svg:y1="10.8cm" svg:x2="16.4cm" svg:y2="11cm">
            <text:p/>
          </draw:line>
        </draw:g>
        <draw:frame draw:style-name="gr11" draw:text-style-name="P2" draw:layer="layout" svg:width="1cm" svg:height="1cm" svg:x="13.7cm" svg:y="10.3cm">
          <draw:image xlink:href="Pictures/10000201000001BA000001BA869E96F0.png" xlink:type="simple" xlink:show="embed" xlink:actuate="onLoad">
            <text:p text:style-name="P1"><text:span text:style-name="T1">GW_to_MQTT</text:span></text:p>
            <text:p text:style-name="P1"><text:span text:style-name="T1">GW001-&gt;04000300</text:span></text:p>
          </draw:image>
        </draw:frame>
        <draw:frame draw:style-name="gr12" draw:text-style-name="P3" draw:layer="layout" svg:width="2.17cm" svg:height="2.17cm" svg:x="0.73cm" svg:y="9.53cm">
          <draw:image xlink:href="Pictures/10000000000000780000007849034F83.png" xlink:type="simple" xlink:show="embed" xlink:actuate="onLoad">
            <text:p text:style-name="P1"><text:span text:style-name="T2">CELLID 245</text:span></text:p>
          </draw:image>
        </draw:frame>
        <draw:line draw:style-name="gr13" draw:text-style-name="P1" draw:layer="layout" svg:x1="2.3cm" svg:y1="10.2cm" svg:x2="3.6cm" svg:y2="11.1cm">
          <text:p/>
        </draw:line>
        <draw:line draw:style-name="gr13" draw:text-style-name="P1" draw:layer="layout" svg:x1="3.5cm" svg:y1="7.5cm" svg:x2="2.2cm" svg:y2="10cm">
          <text:p/>
        </draw:line>
        <draw:line draw:style-name="gr13" draw:text-style-name="P1" draw:layer="layout" svg:x1="2.2cm" svg:y1="10.4cm" svg:x2="3.6cm" svg:y2="15.3cm">
          <text:p/>
        </draw:line>
        <draw:g>
          <draw:custom-shape draw:style-name="gr5" draw:text-style-name="P1" draw:layer="layout" svg:width="1.2cm" svg:height="0.2cm" svg:x="5.5cm" svg:y="12.1cm">
            <text:p/>
            <draw:enhanced-geometry svg:viewBox="0 0 21600 21600" draw:type="rectangle" draw:enhanced-path="M 0 0 L 21600 0 21600 21600 0 21600 0 0 Z N"/>
          </draw:custom-shape>
          <draw:custom-shape draw:style-name="gr6" draw:text-style-name="P2" draw:layer="layout" svg:width="0.4cm" svg:height="0.2cm" svg:x="5.5cm" svg:y="12.1cm">
            <text:p text:style-name="P1"><text:span text:style-name="T1">PUB</text:span></text:p>
            <draw:enhanced-geometry svg:viewBox="0 0 21600 21600" draw:type="rectangle" draw:enhanced-path="M 0 0 L 21600 0 21600 21600 0 21600 0 0 Z N"/>
          </draw:custom-shape>
          <draw:custom-shape draw:style-name="gr5" draw:text-style-name="P1" draw:layer="layout" svg:width="1.2cm" svg:height="0.2cm" svg:x="5.5cm" svg:y="12.5cm">
            <text:p/>
            <draw:enhanced-geometry svg:viewBox="0 0 21600 21600" draw:mirror-horizontal="true" draw:type="rectangle" draw:enhanced-path="M 0 0 L 21600 0 21600 21600 0 21600 0 0 Z N"/>
          </draw:custom-shape>
          <draw:custom-shape draw:style-name="gr6" draw:text-style-name="P2" draw:layer="layout" svg:width="0.4cm" svg:height="0.2cm" svg:x="6.3cm" svg:y="12.5cm">
            <text:p text:style-name="P1"><text:span text:style-name="T1">SUB</text:span></text:p>
            <draw:enhanced-geometry svg:viewBox="0 0 21600 21600" draw:mirror-horizontal="true" draw:type="rectangle" draw:enhanced-path="M 0 0 L 21600 0 21600 21600 0 21600 0 0 Z N"/>
          </draw:custom-shape>
          <draw:line draw:style-name="gr7" draw:text-style-name="P1" draw:layer="layout" svg:x1="5.2cm" svg:y1="12.4cm" svg:x2="5.5cm" svg:y2="12.2cm">
            <text:p/>
          </draw:line>
          <draw:line draw:style-name="gr7" draw:text-style-name="P1" draw:layer="layout" svg:x1="5.2cm" svg:y1="12.4cm" svg:x2="5.5cm" svg:y2="12.6cm">
            <text:p/>
          </draw:line>
          <draw:line draw:style-name="gr7" draw:text-style-name="P1" draw:layer="layout" svg:x1="6.7cm" svg:y1="12.2cm" svg:x2="7cm" svg:y2="12.4cm">
            <text:p/>
          </draw:line>
          <draw:line draw:style-name="gr7" draw:text-style-name="P1" draw:layer="layout" svg:x1="7cm" svg:y1="12.4cm" svg:x2="6.7cm" svg:y2="12.6cm">
            <text:p/>
          </draw:line>
        </draw:g>
        <draw:g>
          <draw:custom-shape draw:style-name="gr5" draw:text-style-name="P1" draw:layer="layout" svg:width="1.2cm" svg:height="0.2cm" svg:x="5.5cm" svg:y="16.3cm">
            <text:p/>
            <draw:enhanced-geometry svg:viewBox="0 0 21600 21600" draw:type="rectangle" draw:enhanced-path="M 0 0 L 21600 0 21600 21600 0 21600 0 0 Z N"/>
          </draw:custom-shape>
          <draw:custom-shape draw:style-name="gr6" draw:text-style-name="P2" draw:layer="layout" svg:width="0.4cm" svg:height="0.2cm" svg:x="5.5cm" svg:y="16.3cm">
            <text:p text:style-name="P1"><text:span text:style-name="T1">PUB</text:span></text:p>
            <draw:enhanced-geometry svg:viewBox="0 0 21600 21600" draw:type="rectangle" draw:enhanced-path="M 0 0 L 21600 0 21600 21600 0 21600 0 0 Z N"/>
          </draw:custom-shape>
          <draw:custom-shape draw:style-name="gr5" draw:text-style-name="P1" draw:layer="layout" svg:width="1.2cm" svg:height="0.2cm" svg:x="5.5cm" svg:y="16.7cm">
            <text:p/>
            <draw:enhanced-geometry svg:viewBox="0 0 21600 21600" draw:mirror-horizontal="true" draw:type="rectangle" draw:enhanced-path="M 0 0 L 21600 0 21600 21600 0 21600 0 0 Z N"/>
          </draw:custom-shape>
          <draw:custom-shape draw:style-name="gr6" draw:text-style-name="P2" draw:layer="layout" svg:width="0.4cm" svg:height="0.2cm" svg:x="6.3cm" svg:y="16.7cm">
            <text:p text:style-name="P1"><text:span text:style-name="T1">SUB</text:span></text:p>
            <draw:enhanced-geometry svg:viewBox="0 0 21600 21600" draw:mirror-horizontal="true" draw:type="rectangle" draw:enhanced-path="M 0 0 L 21600 0 21600 21600 0 21600 0 0 Z N"/>
          </draw:custom-shape>
          <draw:line draw:style-name="gr7" draw:text-style-name="P1" draw:layer="layout" svg:x1="5.2cm" svg:y1="16.6cm" svg:x2="5.5cm" svg:y2="16.4cm">
            <text:p/>
          </draw:line>
          <draw:line draw:style-name="gr7" draw:text-style-name="P1" draw:layer="layout" svg:x1="5.2cm" svg:y1="16.6cm" svg:x2="5.5cm" svg:y2="16.8cm">
            <text:p/>
          </draw:line>
          <draw:line draw:style-name="gr7" draw:text-style-name="P1" draw:layer="layout" svg:x1="6.7cm" svg:y1="16.4cm" svg:x2="7cm" svg:y2="16.6cm">
            <text:p/>
          </draw:line>
          <draw:line draw:style-name="gr7" draw:text-style-name="P1" draw:layer="layout" svg:x1="7cm" svg:y1="16.6cm" svg:x2="6.7cm" svg:y2="16.8cm">
            <text:p/>
          </draw:line>
        </draw:g>
        <draw:path draw:style-name="gr14" draw:text-style-name="P1" draw:layer="layout" svg:width="8.072cm" svg:height="3.464cm" svg:x="5.507cm" svg:y="8.261cm" svg:viewBox="0 0 8073 3465" svg:d="M0 0c271 152 572 158 864 271 311 118 554 295 837 459 304 175 403 562 648 809 272 275 455 616 728 892 253 254 506 534 838 675 299 126 602 294 945 270 301-22 585 124 890 81 298-44 585 24 892-136 347-180 535-497 864-675l297-135 270-27">
          <text:p/>
        </draw:path>
        <draw:path draw:style-name="gr14" draw:text-style-name="P1" draw:layer="layout" svg:width="10.042cm" svg:height="1.033cm" svg:x="6.965cm" svg:y="11.744cm" svg:viewBox="0 0 10043 1034" svg:d="M0 675c275-13 528 65 810 81 276 16 543 59 810 135 265 75 528 53 810 81 296 29 567 81 864 54 267-25 540-20 810 0 288 20 558-100 837-135 282-35 558-93 837-135 307-46 611-88 918-162 298-72 578-147 864-243s588-150 891-162c290-12 572-100 864-108l270-54 270-27h188">
          <text:p/>
        </draw:path>
        <draw:path draw:style-name="gr14" draw:text-style-name="P1" draw:layer="layout" svg:width="10.042cm" svg:height="4.622cm" svg:x="6.965cm" svg:y="11.96cm" svg:viewBox="0 0 10043 4623" svg:d="M0 4617c294 24 601-23 864-162 284-150 601-275 783-567 170-273 427-499 513-837 80-316 265-597 405-891 151-316 268-666 513-918 218-224 571-163 864-162 286 1 577-1 864 0 275 1 543-40 810-108 304-77 589-155 891-162 312-7 596-88 891-162 293-74 580-131 864-243 277-109 570-189 864-243 297-55 599-81 890-162h27">
          <text:p/>
        </draw:path>
        <draw:line draw:style-name="gr15" draw:text-style-name="P1" draw:layer="layout" svg:x1="16.7cm" svg:y1="10.8cm" svg:x2="17.3cm" svg:y2="11cm">
          <text:p/>
        </draw:line>
        <draw:line draw:style-name="gr15" draw:text-style-name="P1" draw:layer="layout" svg:x1="19.4cm" svg:y1="8.1cm" svg:x2="18.3cm" svg:y2="10.6cm">
          <text:p/>
        </draw:line>
        <draw:line draw:style-name="gr15" draw:text-style-name="P1" draw:layer="layout" svg:x1="19.4cm" svg:y1="10.1cm" svg:x2="18.6cm" svg:y2="10.8cm">
          <text:p/>
        </draw:line>
        <draw:line draw:style-name="gr15" draw:text-style-name="P1" draw:layer="layout" svg:x1="19.4cm" svg:y1="12.1cm" svg:x2="18.8cm" svg:y2="11.8cm">
          <text:p/>
        </draw:line>
        <draw:line draw:style-name="gr15" draw:text-style-name="P1" draw:layer="layout" svg:x1="19.4cm" svg:y1="14.1cm" svg:x2="18.5cm" svg:y2="12.1cm">
          <text:p/>
        </draw:line>
        <draw:line draw:style-name="gr15" draw:text-style-name="P1" draw:layer="layout" svg:x1="22.1cm" svg:y1="10.1cm" svg:x2="23.7cm" svg:y2="10.3cm">
          <text:p/>
        </draw:line>
        <draw:line draw:style-name="gr15" draw:text-style-name="P1" draw:layer="layout" svg:x1="22.1cm" svg:y1="12.1cm" svg:x2="24cm" svg:y2="11.5cm">
          <text:p/>
        </draw:line>
        <draw:frame draw:style-name="gr4" draw:text-style-name="P2" draw:layer="layout" svg:width="1cm" svg:height="1cm" svg:x="21.637cm" svg:y="11.4cm">
          <draw:image xlink:href="Pictures/10000201000001BA000001BA869E96F0.png" xlink:type="simple" xlink:show="embed" xlink:actuate="onLoad">
            <text:p text:style-name="P1"><text:span text:style-name="T1">MQTT_to_sql_02000300</text:span></text:p>
          </draw:image>
        </draw:frame>
        <draw:frame draw:style-name="gr4" draw:text-style-name="P2" draw:layer="layout" svg:width="1cm" svg:height="1cm" svg:x="22.1cm" svg:y="11.2cm">
          <draw:image xlink:href="Pictures/10000201000001BA000001BA869E96F0.png" xlink:type="simple" xlink:show="embed" xlink:actuate="onLoad">
            <text:p text:style-name="P1"><text:span text:style-name="T1">MQTT_to_sql_01000100</text:span></text:p>
          </draw:image>
        </draw:frame>
        <draw:frame draw:style-name="gr2" draw:text-style-name="P1" draw:layer="layout" svg:width="1.3cm" svg:height="0.48cm" svg:x="19.4cm" svg:y="16.8cm">
          <draw:image xlink:href="Pictures/100000000000016F00000089DED6F12B.png" xlink:type="simple" xlink:show="embed" xlink:actuate="onLoad">
            <text:p/>
          </draw:image>
        </draw:frame>
        <draw:frame draw:style-name="gr4" draw:text-style-name="P2" draw:layer="layout" svg:width="1cm" svg:height="1cm" svg:x="19.4cm" svg:y="15.7cm">
          <draw:image xlink:href="Pictures/10000201000001BA000001BA869E96F0.png" xlink:type="simple" xlink:show="embed" xlink:actuate="onLoad">
            <text:p text:style-name="P1"><text:span text:style-name="T1">sql_to_html</text:span></text:p>
          </draw:image>
        </draw:frame>
        <draw:line draw:style-name="gr15" draw:text-style-name="P1" draw:layer="layout" svg:x1="20.3cm" svg:y1="16.2cm" svg:x2="25cm" svg:y2="16.2cm">
          <text:p/>
        </draw:line>
        <draw:line draw:style-name="gr15" draw:text-style-name="P1" draw:layer="layout" svg:x1="25cm" svg:y1="12.7cm" svg:x2="25cm" svg:y2="16.2cm">
          <text:p/>
        </draw:line>
        <draw:frame draw:style-name="gr4" draw:text-style-name="P2" draw:layer="layout" svg:width="1cm" svg:height="1cm" svg:x="19.4cm" svg:y="17.7cm">
          <draw:image xlink:href="Pictures/10000201000001BA000001BA869E96F0.png" xlink:type="simple" xlink:show="embed" xlink:actuate="onLoad">
            <text:p text:style-name="P1"><text:span text:style-name="T1">sql_remote</text:span></text:p>
          </draw:image>
        </draw:frame>
        <draw:line draw:style-name="gr15" draw:text-style-name="P1" draw:layer="layout" svg:x1="20.3cm" svg:y1="18.2cm" svg:x2="25.5cm" svg:y2="18.2cm">
          <text:p/>
        </draw:line>
        <draw:line draw:style-name="gr15" draw:text-style-name="P1" draw:layer="layout" svg:x1="25.5cm" svg:y1="12.7cm" svg:x2="25.5cm" svg:y2="18.2cm">
          <text:p/>
        </draw:line>
        <draw:frame draw:style-name="gr9" draw:text-style-name="P3" draw:layer="layout" svg:width="3cm" svg:height="1.97cm" svg:x="7.2cm" svg:y="17.33cm">
          <draw:image xlink:href="Pictures/10000201000001B9000001213FB27A05.png" xlink:type="simple" xlink:show="embed" xlink:actuate="onLoad">
            <text:p text:style-name="P1"><text:span text:style-name="T2">Pannello Web</text:span></text:p>
            <text:p text:style-name="P1"><text:span text:style-name="T2">http://things.bluewind.it</text:span></text:p>
          </draw:image>
        </draw:frame>
        <draw:frame draw:style-name="gr9" draw:text-style-name="P3" draw:layer="layout" svg:width="3cm" svg:height="1.97cm" svg:x="10.7cm" svg:y="17.33cm">
          <draw:image xlink:href="Pictures/10000201000001B9000001213FB27A05.png" xlink:type="simple" xlink:show="embed" xlink:actuate="onLoad">
            <text:p text:style-name="P1"><text:span text:style-name="T2">Applicazione</text:span></text:p>
            <text:p text:style-name="P1"><text:span text:style-name="T2">http://cliente.com</text:span></text:p>
          </draw:image>
        </draw:frame>
        <draw:path draw:style-name="gr14" draw:text-style-name="P1" draw:layer="layout" svg:width="10.729cm" svg:height="3.915cm" svg:x="8.684cm" svg:y="13.566cm" svg:viewBox="0 0 10730 3916" svg:d="M0 3916c116-187 194-393 261-600 78-245 202-455 356-649 171-216 306-434 472-649 145-189 267-398 388-602 116-194 248-380 390-552 150-179 326-338 519-469 176-120 380-197 585-244 209-49 416-122 633-130 171-7 346-1 520 0 188-1 377 0 567-1 177 1 364-45 536 0 226 61 440 133 666 196 181 49 355 104 536 146 209 47 406 149 617 194 190 42 361 130 535 212 242 112 427 299 665 437 186 108 354 235 536 341 166 97 339 189 504 293 173 109 373 190 518 341 165 170 396 179 569 324l162 65 163 17 32 16">
          <text:p/>
        </draw:path>
        <draw:path draw:style-name="gr14" draw:text-style-name="P1" draw:layer="layout" svg:width="7.981cm" svg:height="4.318cm" svg:x="11.367cm" svg:y="13.812cm" svg:viewBox="0 0 7982 4319" svg:d="M888 3670c-178-115-194-339-324-487-138-157-198-342-309-518-95-152-97-345-130-520-32-169-13-344-65-503-62-188-41-370-48-553-7-177-30-361 16-535 56-211 241-381 455-455 169-58 346-53 519-81 204-31 411-12 617-16 190-4 385 6 567 81 188 78 382 146 569 227 181 79 360 162 536 260 236 133 442 304 665 454 216 147 408 327 616 487 197 152 303 350 472 520 180 183 314 405 470 617 163 221 365 406 601 569 188 130 360 282 551 404 192 123 383 250 585 359 177 94 363 181 552 258l162 65 17 16">
          <text:p/>
        </draw:path>
        <draw:path draw:style-name="gr16" draw:text-style-name="P1" draw:layer="layout" svg:width="13.826cm" svg:height="14.495cm" svg:x="12.938cm" svg:y="5cm" svg:viewBox="0 0 13827 14496" svg:d="M4151 13c-225-60-409 98-617 139s-413 91-616 159c-210 71-408 164-597 279-221 135-424 300-597 497-181 207-326 441-517 637-190 195-340 424-478 656-113 191-198 398-298 597-98 195-166 380-199 597-35 229-91 406-80 636 10 213-56 423-79 637-22 201-80 390-60 597 19 197-36 401 0 597 45 244 183 466 319 676 157 242 393 429 656 537 245 101 516 139 756 259 227 114 485 152 716 258 245 113 474 251 716 378 234 123 434 321 577 557 130 215 269 433 318 677 46 230 151 430 180 656 36 281 172 535 198 816 20 213 103 407 140 617 38 218 69 439 119 656 65 281 115 549 179 836 66 295 169 562 338 795 213 293 553 465 896 537 324 68 659 105 994 80 300-22 598 64 895 99 277 33 558 12 836 20 272 8 544-49 816-39 294 11 586 0 875-40 286-39 588-39 855-159 266-119 539-84 816-160 324-89 575-293 816-497 296-250 408-661 517-1034 139-476 259-961 278-1453 20-523 0-1048 0-1571 0-649 13-1302 0-1950-11-558 8-1112-79-1671-68-435-132-870-299-1273-137-330-326-657-616-875-330-248-704-427-1075-597-460-211-948-359-1412-557-268-114-539-222-796-358-310-164-614-341-935-478-322-137-582-363-915-477-280-96-544-239-796-398-264-166-562-273-855-378-271-97-561-135-836-219-250-76-508-120-756-199z">
          <text:p/>
        </draw:path>
        <draw:frame draw:style-name="gr8" draw:text-style-name="P3" draw:layer="layout" svg:width="1cm" svg:height="2.19cm" svg:x="23.9cm" svg:y="3.7cm">
          <draw:image xlink:href="Pictures/10000201000000A3000001653FB9EB78.png" xlink:type="simple" xlink:show="embed" xlink:actuate="onLoad">
            <text:p text:style-name="P1"><text:span text:style-name="T2">things-test.bluewind.it</text:span></text:p>
            <text:p text:style-name="P1"><text:span text:style-name="T2">192.168.11.12</text:span></text:p>
          </draw:image>
        </draw:frame>
      </draw:page>
      <draw:page draw:name="page2" draw:style-name="dp1" draw:master-page-name="Default">
        <draw:frame draw:style-name="gr3" draw:text-style-name="P1" draw:layer="layout" svg:width="4.2cm" svg:height="4.1cm" svg:x="5.9cm" svg:y="10.3cm">
          <draw:image xlink:href="Pictures/10000000000000FB000000C9096F39FE.png" xlink:type="simple" xlink:show="embed" xlink:actuate="onLoad">
            <text:p text:style-name="P1">Internet</text:p>
          </draw:image>
        </draw:frame>
        <draw:frame draw:style-name="gr8" draw:text-style-name="P3" draw:layer="layout" svg:width="1cm" svg:height="2.19cm" svg:x="11.7cm" svg:y="11.4cm">
          <draw:image xlink:href="Pictures/10000201000000A3000001653FB9EB78.png" xlink:type="simple" xlink:show="embed" xlink:actuate="onLoad">
            <text:p text:style-name="P1"><text:span text:style-name="T2">things.bluewind.it</text:span></text:p>
          </draw:image>
        </draw:frame>
        <draw:frame draw:style-name="gr17" draw:text-style-name="P3" draw:layer="layout" svg:width="1cm" svg:height="1.42cm" svg:x="13.8cm" svg:y="10.68cm">
          <draw:image xlink:href="Pictures/1000020100000131000001B2673B88EC.png" xlink:type="simple" xlink:show="embed" xlink:actuate="onLoad">
            <text:p text:style-name="P1"><text:span text:style-name="T2">MySQL</text:span><text:span text:style-name="T2"><text:line-break/></text:span><text:span text:style-name="T1">MQTT_to_sql_02000300</text:span></text:p>
          </draw:image>
        </draw:frame>
        <draw:frame draw:style-name="gr9" draw:text-style-name="P3" draw:layer="layout" svg:width="3cm" svg:height="1.97cm" svg:x="22.6cm" svg:y="10.63cm">
          <draw:image xlink:href="Pictures/10000201000001B9000001213FB27A05.png" xlink:type="simple" xlink:show="embed" xlink:actuate="onLoad">
            <text:p text:style-name="P1"><text:span text:style-name="T2">Customer</text:span></text:p>
            <text:p text:style-name="P1"><text:span text:style-name="T2">http://yourhost.com</text:span></text:p>
          </draw:image>
        </draw:frame>
        <draw:frame draw:style-name="gr18" draw:text-style-name="P1" draw:layer="layout" svg:width="2.54cm" svg:height="0.965cm" svg:x="3.1cm" svg:y="8cm">
          <draw:image xlink:href="Pictures/10000000000003AC0000015F5E6314C8.png" xlink:type="simple" xlink:show="embed" xlink:actuate="onLoad">
            <text:p text:style-name="P1"><text:span text:style-name="T2">Greenwich #1</text:span></text:p>
            <text:p text:style-name="P1"><text:span text:style-name="T2">CUID:02000300/1/1</text:span></text:p>
          </draw:image>
        </draw:frame>
        <draw:frame draw:style-name="gr19" draw:text-style-name="P1" draw:layer="layout" svg:width="2.54cm" svg:height="0.965cm" svg:x="1.46cm" svg:y="12.135cm">
          <draw:image xlink:href="Pictures/10000000000003AC0000015F5E6314C8.png" xlink:type="simple" xlink:show="embed" xlink:actuate="onLoad">
            <text:p text:style-name="P1"><text:span text:style-name="T2">Greenwich #2</text:span></text:p>
            <text:p text:style-name="P1"><text:span text:style-name="T2">CUID:02000300/1/2</text:span></text:p>
          </draw:image>
        </draw:frame>
        <draw:frame draw:style-name="gr18" draw:text-style-name="P1" draw:layer="layout" svg:width="2.54cm" svg:height="0.965cm" svg:x="2.96cm" svg:y="15.935cm">
          <draw:image xlink:href="Pictures/10000000000003AC0000015F5E6314C8.png" xlink:type="simple" xlink:show="embed" xlink:actuate="onLoad">
            <text:p text:style-name="P1"><text:span text:style-name="T2">Greenwich #3</text:span></text:p>
            <text:p text:style-name="P1"><text:span text:style-name="T2">CUID:02000300/1/3</text:span></text:p>
          </draw:image>
        </draw:frame>
        <draw:line draw:style-name="gr20" draw:text-style-name="P1" draw:layer="layout" svg:x1="5.6cm" svg:y1="8.9cm" svg:x2="7.8cm" svg:y2="10.4cm">
          <text:p/>
        </draw:line>
        <draw:line draw:style-name="gr21" draw:text-style-name="P1" draw:layer="layout" svg:x1="5.7cm" svg:y1="12.5cm" svg:x2="4cm" svg:y2="12.7cm">
          <text:p/>
        </draw:line>
        <draw:line draw:style-name="gr20" draw:text-style-name="P1" draw:layer="layout" svg:x1="5.3cm" svg:y1="16.1cm" svg:x2="7.5cm" svg:y2="13.7cm">
          <text:p/>
        </draw:line>
        <draw:line draw:style-name="gr22" draw:text-style-name="P1" draw:layer="layout" svg:x1="10.2cm" svg:y1="12.5cm" svg:x2="11.7cm" svg:y2="12.5cm">
          <text:p/>
        </draw:line>
        <draw:line draw:style-name="gr22" draw:text-style-name="P1" draw:layer="layout" svg:x1="21.5cm" svg:y1="11.4cm" svg:x2="23.1cm" svg:y2="11.4cm">
          <text:p/>
        </draw:line>
        <draw:frame draw:style-name="gr3" draw:text-style-name="P1" draw:layer="layout" svg:width="4.2cm" svg:height="4.1cm" svg:x="17.2cm" svg:y="9.3cm">
          <draw:image xlink:href="Pictures/10000000000000FB000000C9096F39FE.png" xlink:type="simple" xlink:show="embed" xlink:actuate="onLoad">
            <text:p text:style-name="P1">Internet</text:p>
          </draw:image>
        </draw:frame>
        <draw:line draw:style-name="gr22" draw:text-style-name="P1" draw:layer="layout" svg:x1="14.8cm" svg:y1="11.4cm" svg:x2="17.1cm" svg:y2="11.4cm">
          <text:p/>
        </draw:line>
        <draw:frame draw:style-name="gr17" draw:text-style-name="P3" draw:layer="layout" svg:width="1cm" svg:height="1.42cm" svg:x="13.8cm" svg:y="13cm">
          <draw:image xlink:href="Pictures/1000020100000131000001B2673B88EC.png" xlink:type="simple" xlink:show="embed" xlink:actuate="onLoad">
            <text:p text:style-name="P1"><text:span text:style-name="T2">MySQL</text:span><text:span text:style-name="T2"><text:line-break/></text:span><text:span text:style-name="T1">MQTT_to_sql_01000200</text:span></text:p>
          </draw:image>
        </draw:frame>
        <draw:frame draw:style-name="gr17" draw:text-style-name="P3" draw:layer="layout" svg:width="1cm" svg:height="1.42cm" svg:x="13.8cm" svg:y="8.38cm">
          <draw:image xlink:href="Pictures/1000020100000131000001B2673B88EC.png" xlink:type="simple" xlink:show="embed" xlink:actuate="onLoad">
            <text:p text:style-name="P1"><text:span text:style-name="T2">MySQL</text:span><text:span text:style-name="T2"><text:line-break/></text:span><text:span text:style-name="T1">MQTT_to_sql_01000100</text:span></text:p>
          </draw:image>
        </draw:frame>
      </draw:page>
      <draw:page draw:name="page3"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o Costa</meta:initial-creator>
    <meta:creation-date>2014-01-21T10:59:40.753509772</meta:creation-date>
    <dc:date>2014-05-09T17:20:53.331351494</dc:date>
    <dc:creator>Stefano Costa</dc:creator>
    <meta:editing-duration>PT2H22M9S</meta:editing-duration>
    <meta:editing-cycles>15</meta:editing-cycles>
    <meta:generator>LibreOffice/4.2.3.3$Linux_x86 LibreOffice_project/420m0$Build-3</meta:generator>
    <meta:document-statistic meta:object-count="125"/>
  </office:meta>
</office:document-meta>
</file>